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2c5fe8"/>
    </style:style>
    <style:style style:name="P2" style:family="paragraph" style:parent-style-name="Heading_20_2">
      <style:text-properties officeooo:paragraph-rsid="0025ae8c"/>
    </style:style>
    <style:style style:name="P3" style:family="paragraph" style:parent-style-name="Heading_20_2">
      <style:text-properties officeooo:paragraph-rsid="00293c34"/>
    </style:style>
    <style:style style:name="P4" style:family="paragraph" style:parent-style-name="Standard">
      <style:text-properties officeooo:paragraph-rsid="0025ae8c"/>
    </style:style>
    <style:style style:name="P5" style:family="paragraph" style:parent-style-name="Standard">
      <style:text-properties officeooo:paragraph-rsid="00293c34"/>
    </style:style>
    <style:style style:name="P6" style:family="paragraph" style:parent-style-name="Text_20_body">
      <style:text-properties officeooo:rsid="00206e28" officeooo:paragraph-rsid="00206e28"/>
    </style:style>
    <style:style style:name="P7" style:family="paragraph" style:parent-style-name="Text_20_body">
      <style:text-properties officeooo:paragraph-rsid="0021f5a6"/>
    </style:style>
    <style:style style:name="P8" style:family="paragraph" style:parent-style-name="Text_20_body">
      <style:text-properties officeooo:rsid="0025ae8c" officeooo:paragraph-rsid="0025ae8c"/>
    </style:style>
    <style:style style:name="P9" style:family="paragraph" style:parent-style-name="Text_20_body">
      <style:text-properties officeooo:rsid="00283896" officeooo:paragraph-rsid="00283896"/>
    </style:style>
    <style:style style:name="P10" style:family="paragraph" style:parent-style-name="Text_20_body">
      <style:text-properties officeooo:paragraph-rsid="00283896"/>
    </style:style>
    <style:style style:name="P11" style:family="paragraph" style:parent-style-name="Text_20_body">
      <style:text-properties officeooo:rsid="002aa03b" officeooo:paragraph-rsid="002aa03b"/>
    </style:style>
    <style:style style:name="P12" style:family="paragraph" style:parent-style-name="Text_20_body">
      <style:text-properties officeooo:rsid="002bff9d" officeooo:paragraph-rsid="002bff9d"/>
    </style:style>
    <style:style style:name="P13" style:family="paragraph" style:parent-style-name="Text_20_body">
      <style:text-properties officeooo:rsid="002c5fe8" officeooo:paragraph-rsid="002c5fe8"/>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T1" style:family="text">
      <style:text-properties officeooo:rsid="0020931d"/>
    </style:style>
    <style:style style:name="T2" style:family="text">
      <style:text-properties officeooo:rsid="002336b2"/>
    </style:style>
    <style:style style:name="T3" style:family="text">
      <style:text-properties officeooo:rsid="00283896"/>
    </style:style>
    <style:style style:name="T4" style:family="text">
      <style:text-properties officeooo:rsid="00293c34"/>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ossier de Projet de Fin d’Année – BTS CIEL</text:h>
      <text:h text:style-name="Heading_20_2" text:outline-level="2">Lancement de Ballon Stratosphérique et Estimation de Volume par Imagerie Embarquée</text:h>
      <text:p text:style-name="Horizontal_20_Line"/>
      <text:h text:style-name="Heading_20_3" text:outline-level="3">1. Contexte et Enjeux du Projet</text:h>
      <text:p text:style-name="Text_20_body">Chaque année, le lycée Touchard-Washington organise le lancement d’un ballon stratosphérique, un projet collaboratif soutenu financièrement par le CNES et l’association Planète Sciences (environ 2000 € de budget). Historiquement, le projet avait pour finalité la vérification de la loi des gaz parfaits. Pour l’édition actuelle, l’objectif principal est de déterminer le volume du ballon par l’estimation de son diamètre à partir des images capturées par une caméra embarquée. La récupération de la nacelle est facilitée par le suivi en temps réel réalisé par le Radio Club du lycée via le protocole APRS.</text:p>
      <text:p text:style-name="Horizontal_20_Line"/>
      <text:h text:style-name="Heading_20_3" text:outline-level="3">2. Objectifs et Responsabilités</text:h>
      <text:p text:style-name="Text_20_body">Dans le cadre de ce projet, ma mission a été multiple et stratégiquement orientée vers la gestion des communications et la valorisation des données :</text:p>
      <text:list text:style-name="L1">
        <text:list-item>
          <text:p text:style-name="P14"><text:span text:style-name="Strong_20_Emphasis">Gestion des communications LoRa</text:span> : Conception, mise en œuvre et pilotage de la communication montante et descendante en clair pour la transmission de requêtes et la réception de réponses, afin d’assurer le contrôle de l’état de la nacelle.</text:p>
        </text:list-item>
        <text:list-item>
          <text:p text:style-name="P14"><text:span text:style-name="Strong_20_Emphasis">Implémentation du protocole Q</text:span> : Mise en place d’un système de commandes Q (QSQ, QSA, QTR, etc.) permettant de déclencher des actions spécifiques telles que la mesure du SNR/RSSI ou l’obtention de l’heure de transmission.</text:p>
        </text:list-item>
        <text:list-item>
          <text:p text:style-name="P14"><text:span text:style-name="Strong_20_Emphasis">Transmission SSTV</text:span> : Intégration de la gestion de la transmission d’images via le protocole SSTV Martin 1, initialement prévu pour un autre membre de l’équipe.</text:p>
        </text:list-item>
        <text:list-item>
          <text:p text:style-name="P14"><text:span text:style-name="Strong_20_Emphasis">Développement d’une application dédiée</text:span> : Reprogrammation d’une application de contrôle inspirée d’OpenStreetView pour interagir avec le module LoRa en mode KISS, afin de mieux comprendre le protocole et le flux radio.</text:p>
        </text:list-item>
      </text:list>
      <text:p text:style-name="Horizontal_20_Line"/>
      <text:h text:style-name="Heading_20_3" text:outline-level="3">3. Architecture Technique et Conception Logicielle</text:h>
      <text:h text:style-name="Heading_20_4" text:outline-level="4">3.1 Communication LoRa et Protocole KISS</text:h>
      <text:p text:style-name="Text_20_body">Le module LoRa utilisé fonctionne en mode KISS, ce qui offre une interface série simplifiée pour l’envoi et la réception de trames. Pour mieux maîtriser le protocole, j’ai développé une application dédiée permettant de :</text:p>
      <text:list text:style-name="L2">
        <text:list-item>
          <text:p text:style-name="P15">Établir et maintenir une connexion LoRa fiable.</text:p>
        </text:list-item>
        <text:list-item>
          <text:p text:style-name="P15">Envoyer des requêtes structurées vers la nacelle.</text:p>
        </text:list-item>
        <text:list-item>
          <text:p text:style-name="P15"><text:soft-page-break/>Réceptionner et analyser les réponses de la nacelle, grâce à un décodage des trames.</text:p>
        </text:list-item>
      </text:list>
      <text:h text:style-name="Heading_20_4" text:outline-level="4">3.2 Gestion des Q Codes</text:h>
      <text:p text:style-name="Text_20_body">Le cœur de la communication repose sur la reconnaissance et le traitement des Q codes. Chaque trame entrante est analysée pour :</text:p>
      <text:list text:style-name="L3">
        <text:list-item>
          <text:p text:style-name="P16">Extraire l’indicatif source et destination.</text:p>
        </text:list-item>
        <text:list-item>
          <text:p text:style-name="P16">Vérifier la validité de la trame (les indicatifs doivent appartenir au club ou aux développeurs, et le message doit comporter un Q code suivi d’un point d’interrogation).</text:p>
        </text:list-item>
        <text:list-item>
          <text:p text:style-name="P16">Déclencher l’envoi d’une réponse appropriée selon le Q code détecté (par exemple, QSA pour les indicateurs SNR/RSSI, QSL pour l’accusé de réception, ou QTR pour la transmission de l’heure).</text:p>
        </text:list-item>
      </text:list>
      <text:p text:style-name="Text_20_body">Des exemples de trames traitées sont les suivants :</text:p>
      <text:list text:style-name="L4">
        <text:list-item>
          <text:p text:style-name="P17"><text:span text:style-name="Strong_20_Emphasis">Réception</text:span> :<text:line-break/><text:span text:style-name="Source_20_Text">F4LTZ&gt;APRS,TCPIP*,qAC,F4LTZ::F4KMN-8 :QSQ?</text:span></text:p>
        </text:list-item>
        <text:list-item>
          <text:p text:style-name="P17"><text:span text:style-name="Strong_20_Emphasis">Transmission</text:span> :<text:line-break/><text:span text:style-name="Source_20_Text">F4KMN-8&gt;APLT00::F4LTZ :QSQ Docteur inutile, juste circuits et transistors.</text:span></text:p>
        </text:list-item>
      </text:list>
      <text:p text:style-name="Text_20_body">Le script de réception implémente l’extraction des données ainsi qu’une logique conditionnelle robuste pour assurer la validité des trames avant de procéder à l’envoi de la réponse.</text:p>
      <text:h text:style-name="Heading_20_4" text:outline-level="4">3.3 Intégration de la Passerelle APRS-IS</text:h>
      <text:p text:style-name="Text_20_body">Un enrichissement notable de l’application consiste en l’intégration d’une passerelle permettant de relayer les trames LoRa vers le serveur APRS-IS (via aprs.fi). La connexion se fait en s’appuyant sur des identifiants spécifiques (pour ma part, F4LTZ avec le code 9090). Cette fonctionnalité a été d’abord testée manuellement via telnet, puis automatisée dans l’application.</text:p>
      <text:h text:style-name="Heading_20_4" text:outline-level="4">3.4 Interface Utilisateur et Gestion de la Base de Données</text:h>
      <text:p text:style-name="Text_20_body">L’interface graphique développée s’appuie sur le modèle MVC et permet de :</text:p>
      <text:list text:style-name="L5">
        <text:list-item>
          <text:p text:style-name="P18">Visualiser en temps réel le « Top Messages », la télémétrie ainsi que l’historique des trames échangées.</text:p>
        </text:list-item>
        <text:list-item>
          <text:p text:style-name="P18">Gérer l’envoi de trames APRS et LoRa, avec une conversion des données en format AX.25 pour la transmission série.</text:p>
        </text:list-item>
        <text:list-item>
          <text:p text:style-name="P18">Stocker l’ensemble des trames reçues dans une base de données MySQL. Une logique d’insertion automatique garantit la création et la mise à jour des entrées (machines source et destination) avant l’enregistrement des messages.</text:p>
        </text:list-item>
      </text:list>
      <text:p text:style-name="Text_20_body">L’architecture de l’interface repose sur plusieurs composants interconnectés (SerialPortManager, APRSISClient, AX25Converter, KISSHandler, MySQLManager) afin d’assurer une gestion fluide et cohérente des flux de données.</text:p>
      <text:p text:style-name="Horizontal_20_Line"/>
      <text:h text:style-name="Heading_20_3" text:outline-level="3"><text:soft-page-break/>4. Analyse des Résultats et Perspectives</text:h>
      <text:p text:style-name="Text_20_body">L’ensemble du système, combinant la communication LoRa, le traitement des trames et l’intégration APRS-IS, répond efficacement aux objectifs initiaux du projet. La reprogrammation de l’application a permis une meilleure compréhension du protocole KISS/LoRa et offre une flexibilité accrue pour des extensions futures, telles que la gestion avancée des images SSTV et l’amélioration de la visualisation des données sur le tableau de bord.</text:p>
      <text:p text:style-name="Text_20_body">Les résultats obtenus sont encourageants et démontrent la pertinence de l’approche modulaire adoptée, qui facilite la maintenance et l’évolution du système. La robustesse de la gestion des Q codes et la fiabilité de la communication radio constituent des atouts majeurs pour la réussite des missions stratosphériques à venir.</text:p>
      <text:p text:style-name="Horizontal_20_Line"/>
      <text:h text:style-name="Heading_20_3" text:outline-level="3">5. Conclusion</text:h>
      <text:p text:style-name="Text_20_body">Ce projet de fin d’année a constitué une opportunité d’allier théorie et pratique en ingénierie des communications radio et en développement d’applications embarquées. L’approche adoptée a permis de répondre aux exigences techniques et de concevoir un système de communication complet, robuste et évolutif. Ce dossier témoigne de la rigueur et de l’innovation mises en œuvre pour garantir la réussite du lancement du ballon stratosphérique et l’atteinte des objectifs scientifiques et techniques fixé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25ae8c"/>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1T15:19:19.068559840</meta:creation-date>
    <dc:date>2025-04-01T17:09:35.593937111</dc:date>
    <meta:editing-duration>PT1H50M9S</meta:editing-duration>
    <meta:editing-cycles>19</meta:editing-cycles>
    <meta:generator>LibreOffice/24.2.5.2$Linux_X86_64 LibreOffice_project/420$Build-2</meta:generator>
    <meta:document-statistic meta:table-count="0" meta:image-count="0" meta:object-count="0" meta:page-count="3" meta:paragraph-count="38" meta:word-count="867" meta:character-count="5733" meta:non-whitespace-character-count="4918"/>
  </office:meta>
</office:document-meta>
</file>